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Han Sans CN Regular1" svg:font-family="'Source Han Sans CN Regular'"/>
    <style:font-face style:name="FreeMono" svg:font-family="Free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4.6354in" table:align="left"/>
    </style:style>
    <style:style style:name="Table1.A" style:family="table-column">
      <style:table-column-properties style:column-width="0.875in"/>
    </style:style>
    <style:style style:name="Table1.B" style:family="table-column">
      <style:table-column-properties style:column-width="0.5in"/>
    </style:style>
    <style:style style:name="Table1.C" style:family="table-column">
      <style:table-column-properties style:column-width="1.875in"/>
    </style:style>
    <style:style style:name="Table1.D" style:family="table-column">
      <style:table-column-properties style:column-width="0.3021in"/>
    </style:style>
    <style:style style:name="Table1.E" style:family="table-column">
      <style:table-column-properties style:column-width="1.0833in"/>
    </style:style>
    <style:style style:name="Table1.A1" style:family="table-cell">
      <style:table-cell-properties style:vertical-align="middle" fo:padding="0in" fo:border="none"/>
    </style:style>
    <style:style style:name="Table2" style:family="table">
      <style:table-properties style:width="1.7604in" table:align="left"/>
    </style:style>
    <style:style style:name="Table2.A" style:family="table-column">
      <style:table-column-properties style:column-width="0.625in"/>
    </style:style>
    <style:style style:name="Table2.B" style:family="table-column">
      <style:table-column-properties style:column-width="1.1354in"/>
    </style:style>
    <style:style style:name="Table2.A1" style:family="table-cell">
      <style:table-cell-properties fo:padding="0.0201in" fo:border-left="1pt solid #000000" fo:border-right="1pt solid #000000" fo:border-top="1pt solid #000000" fo:border-bottom="3pt solid #000000"/>
    </style:style>
    <style:style style:name="Table2.B1" style:family="table-cell">
      <style:table-cell-properties fo:padding-left="0in" fo:padding-right="0.0201in" fo:padding-top="0.0201in" fo:padding-bottom="0.0201in" fo:border-left="none" fo:border-right="1pt solid #000000" fo:border-top="1pt solid #000000" fo:border-bottom="3pt solid #000000"/>
    </style:style>
    <style:style style:name="Table2.A2" style:family="table-cell">
      <style:table-cell-properties fo:padding-left="0.0201in" fo:padding-right="0.0201in" fo:padding-top="0in" fo:padding-bottom="0.0201in" fo:border-left="1pt solid #000000" fo:border-right="1pt solid #000000" fo:border-top="none" fo:border-bottom="1pt solid #000000"/>
    </style:style>
    <style:style style:name="Table2.B2" style:family="table-cell">
      <style:table-cell-properties fo:padding-left="0in" fo:padding-right="0.0201in" fo:padding-top="0in" fo:padding-bottom="0.0201in" fo:border-left="none" fo:border-right="1pt solid #000000" fo:border-top="none" fo:border-bottom="1pt solid #000000"/>
    </style:style>
    <style:style style:name="Table3" style:family="table">
      <style:table-properties style:width="12.7715in" style:rel-width="100%" table:align="left"/>
    </style:style>
    <style:style style:name="Table3.A" style:family="table-column">
      <style:table-column-properties style:column-width="3.6118in" style:rel-column-width="18532*"/>
    </style:style>
    <style:style style:name="Table3.B" style:family="table-column">
      <style:table-column-properties style:column-width="9.1597in" style:rel-column-width="47002*"/>
    </style:style>
    <style:style style:name="Table3.A1" style:family="table-cell">
      <style:table-cell-properties fo:padding="0.0201in" fo:border-left="1pt solid #000000" fo:border-right="1pt solid #000000" fo:border-top="1pt solid #000000" fo:border-bottom="3pt solid #000000"/>
    </style:style>
    <style:style style:name="Table3.B1" style:family="table-cell">
      <style:table-cell-properties fo:padding-left="0in" fo:padding-right="0.0201in" fo:padding-top="0.0201in" fo:padding-bottom="0.0201in" fo:border-left="none" fo:border-right="1pt solid #000000" fo:border-top="1pt solid #000000" fo:border-bottom="3pt solid #000000"/>
    </style:style>
    <style:style style:name="Table3.A2" style:family="table-cell">
      <style:table-cell-properties fo:padding-left="0.0201in" fo:padding-right="0.0201in" fo:padding-top="0in" fo:padding-bottom="0.0201in" fo:border-left="1pt solid #000000" fo:border-right="1pt solid #000000" fo:border-top="none" fo:border-bottom="1pt solid #000000"/>
    </style:style>
    <style:style style:name="Table3.B2" style:family="table-cell">
      <style:table-cell-properties fo:padding-left="0in" fo:padding-right="0.0201in" fo:padding-top="0in" fo:padding-bottom="0.0201in" fo:border-left="none" fo:border-right="1pt solid #000000" fo:border-top="none" fo:border-bottom="1pt solid #000000"/>
    </style:style>
    <style:style style:name="Table4" style:family="table">
      <style:table-properties style:width="12.7715in" style:rel-width="100%" table:align="left"/>
    </style:style>
    <style:style style:name="Table4.A" style:family="table-column">
      <style:table-column-properties style:column-width="3.6118in" style:rel-column-width="18532*"/>
    </style:style>
    <style:style style:name="Table4.B" style:family="table-column">
      <style:table-column-properties style:column-width="9.1597in" style:rel-column-width="47002*"/>
    </style:style>
    <style:style style:name="Table4.A1" style:family="table-cell">
      <style:table-cell-properties fo:padding="0.0201in" fo:border-left="1pt solid #000000" fo:border-right="1pt solid #000000" fo:border-top="1pt solid #000000" fo:border-bottom="3pt solid #000000"/>
    </style:style>
    <style:style style:name="Table4.B1" style:family="table-cell">
      <style:table-cell-properties fo:padding-left="0in" fo:padding-right="0.0201in" fo:padding-top="0.0201in" fo:padding-bottom="0.0201in" fo:border-left="none" fo:border-right="1pt solid #000000" fo:border-top="1pt solid #000000" fo:border-bottom="3pt solid #000000"/>
    </style:style>
    <style:style style:name="Table4.A2" style:family="table-cell">
      <style:table-cell-properties fo:padding-left="0.0201in" fo:padding-right="0.0201in" fo:padding-top="0in" fo:padding-bottom="0.0201in" fo:border-left="1pt solid #000000" fo:border-right="1pt solid #000000" fo:border-top="none" fo:border-bottom="1pt solid #000000"/>
    </style:style>
    <style:style style:name="Table4.B2" style:family="table-cell">
      <style:table-cell-properties fo:padding-left="0in" fo:padding-right="0.0201in" fo:padding-top="0in" fo:padding-bottom="0.0201in" fo:border-left="none" fo:border-right="1pt solid #000000"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FreeMono"/>
    </style:style>
    <style:style style:name="P3" style:family="paragraph" style:parent-style-name="Standard">
      <style:text-properties style:font-name="FreeMono" officeooo:paragraph-rsid="000e5d97"/>
    </style:style>
    <style:style style:name="P4" style:family="paragraph" style:parent-style-name="Standard">
      <style:text-properties style:font-name="FreeMono" fo:font-size="12pt"/>
    </style:style>
    <style:style style:name="P5" style:family="paragraph" style:parent-style-name="Standard">
      <style:text-properties style:font-name="FreeMono" fo:font-size="13pt" fo:font-weight="bold"/>
    </style:style>
    <style:style style:name="P6" style:family="paragraph" style:parent-style-name="Standard">
      <style:text-properties style:font-name="FreeMono" officeooo:paragraph-rsid="00131ad7"/>
    </style:style>
    <style:style style:name="P7" style:family="paragraph" style:parent-style-name="Standard">
      <style:text-properties fo:font-size="16pt" fo:font-weight="bold"/>
    </style:style>
    <style:style style:name="P8" style:family="paragraph" style:parent-style-name="Standard">
      <style:text-properties fo:font-size="12pt"/>
    </style:style>
    <style:style style:name="P9" style:family="paragraph" style:parent-style-name="Standard">
      <style:text-properties fo:font-size="12pt" officeooo:paragraph-rsid="000e5d97"/>
    </style:style>
    <style:style style:name="P10" style:family="paragraph" style:parent-style-name="Standard">
      <style:text-properties officeooo:paragraph-rsid="00131ad7"/>
    </style:style>
    <style:style style:name="P11" style:family="paragraph" style:parent-style-name="Heading_20_1">
      <style:text-properties fo:font-size="24pt" style:font-size-asian="24pt" style:font-size-complex="24pt"/>
    </style:style>
    <style:style style:name="P12" style:family="paragraph" style:parent-style-name="Heading_20_3">
      <style:text-properties fo:font-size="13pt" style:font-size-asian="13pt" style:font-size-complex="13pt"/>
    </style:style>
    <style:style style:name="P13" style:family="paragraph" style:parent-style-name="Text_20_body" style:master-page-name="">
      <style:paragraph-properties style:page-number="auto" fo:break-before="auto" fo:break-after="auto"/>
    </style:style>
    <style:style style:name="P14" style:family="paragraph" style:parent-style-name="Standard" style:list-style-name="L1">
      <style:text-properties fo:font-size="12pt"/>
    </style:style>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7">
      <style:text-properties officeooo:rsid="000e5e8a" officeooo:paragraph-rsid="000e5e8a"/>
    </style:style>
    <style:style style:name="P22" style:family="paragraph" style:parent-style-name="Standard">
      <style:text-properties officeooo:rsid="001b523d" officeooo:paragraph-rsid="001b523d"/>
    </style:style>
    <style:style style:name="P23" style:family="paragraph" style:parent-style-name="Standard" style:list-style-name="L8">
      <style:text-properties officeooo:rsid="001b523d" officeooo:paragraph-rsid="001b523d"/>
    </style:style>
    <style:style style:name="P24" style:family="paragraph" style:parent-style-name="Title" style:master-page-name="HTML">
      <style:paragraph-properties style:page-number="auto"/>
    </style:style>
    <style:style style:name="T1" style:family="text">
      <style:text-properties fo:font-size="12pt"/>
    </style:style>
    <style:style style:name="T2" style:family="text">
      <style:text-properties fo:font-size="12pt" fo:font-style="italic"/>
    </style:style>
    <style:style style:name="T3" style:family="text">
      <style:text-properties fo:font-style="italic"/>
    </style:style>
    <style:style style:name="T4" style:family="text">
      <style:text-properties fo:font-weight="bold"/>
    </style:style>
    <style:style style:name="T5" style:family="text">
      <style:text-properties fo:font-size="13pt" fo:font-weight="bold"/>
    </style:style>
    <style:style style:name="T6" style:family="text">
      <style:text-properties fo:font-size="13pt" fo:font-weight="bold" officeooo:rsid="00131ad7"/>
    </style:style>
    <style:style style:name="T7" style:family="text">
      <style:text-properties fo:font-size="13pt" fo:font-weight="bold" officeooo:rsid="001b523d"/>
    </style:style>
    <style:style style:name="T8" style:family="text">
      <style:text-properties fo:font-size="14pt" fo:font-style="italic" fo:font-weight="bold"/>
    </style:style>
    <style:style style:name="T9" style:family="text">
      <style:text-properties fo:font-size="14pt" fo:font-style="italic" fo:font-weight="bold" style:font-size-asian="14pt" style:font-size-complex="14pt"/>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size="14pt" style:font-size-asian="14pt" style:font-size-complex="14pt"/>
    </style:style>
    <style:style style:name="T12" style:family="text">
      <style:text-properties style:font-name="Liberation Serif"/>
    </style:style>
    <style:style style:name="T13" style:family="text">
      <style:text-properties style:font-name="Liberation Serif" fo:font-size="12pt"/>
    </style:style>
    <style:style style:name="T14" style:family="text">
      <style:text-properties style:font-name="Liberation Serif" fo:font-size="13pt" style:font-size-asian="13pt" style:font-size-complex="13pt"/>
    </style:style>
    <style:style style:name="T15" style:family="text">
      <style:text-properties style:font-name="Liberation Serif" fo:font-size="13pt" fo:font-weight="bold"/>
    </style:style>
    <style:style style:name="T16" style:family="text">
      <style:text-properties style:font-name="FreeMono"/>
    </style:style>
    <style:style style:name="T17" style:family="text">
      <style:text-properties style:font-name="FreeMono" fo:font-size="13pt" style:font-size-asian="13pt" style:font-size-complex="13pt"/>
    </style:style>
    <style:style style:name="T18" style:family="text">
      <style:text-properties style:font-name="FreeMono" fo:font-size="13pt" fo:font-weight="bold"/>
    </style:style>
    <style:style style:name="T19" style:family="text">
      <style:text-properties style:font-name="FreeMono" fo:font-size="14pt" style:font-size-asian="14pt" style:font-size-complex="14pt"/>
    </style:style>
    <style:style style:name="T20" style:family="text">
      <style:text-properties style:font-name="FreeMono" fo:font-size="14pt" fo:font-style="normal" fo:font-weight="bold" style:font-style-asian="normal" style:font-style-complex="normal"/>
    </style:style>
    <style:style style:name="T21" style:family="text">
      <style:text-properties style:font-name="FreeMono" fo:font-size="14pt" fo:font-style="normal" style:font-size-asian="14pt" style:font-style-asian="normal" style:font-size-complex="14pt" style:font-style-complex="normal"/>
    </style:style>
    <style:style style:name="T22" style:family="text">
      <style:text-properties style:font-name="FreeMono" fo:font-size="12pt"/>
    </style:style>
    <style:style style:name="T23" style:family="text">
      <style:text-properties style:font-name="FreeMono" fo:font-style="normal" style:font-style-asian="normal" style:font-style-complex="normal"/>
    </style:style>
    <style:style style:name="T24" style:family="text">
      <style:text-properties style:font-name="FreeMono" officeooo:rsid="00131ad7"/>
    </style:style>
    <style:style style:name="T25" style:family="text">
      <style:text-properties officeooo:rsid="000e5e8a"/>
    </style:style>
    <style:style style:name="T26" style:family="text">
      <style:text-properties fo:font-size="24pt" fo:font-weight="bold" style:font-size-asian="24pt" style:font-size-complex="24pt"/>
    </style:style>
    <style:style style:name="T27" style:family="text">
      <style:text-properties officeooo:rsid="00160a60"/>
    </style:style>
    <style:style style:name="T28" style:family="text">
      <style:text-properties officeooo:rsid="001b523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ffice:annotation><dc:date>2016-04-28T21:46:47</dc:date><text:p>HTML: &lt;meta name="created" content="00:00:00"&gt;</text:p></office:annotation><office:annotation><dc:date>2016-04-28T21:46:47</dc:date><text:p>HTML: &lt;meta name="changed" content="2016-04-28T20:32:59.743904470"&gt;</text:p></office:annotation><office:annotation><dc:date>2016-04-28T21:46:47</dc:date><text:p>&lt;!--[if gte mso 9]&gt;&lt;xml&gt;</text:p><text:p><text:s/>&lt;o:DocumentProperties&gt;</text:p><text:p><text:s text:c="2"/>&lt;o:Subject&gt;C++ AVL Tree Template&lt;/o:Subject&gt;</text:p><text:p><text:s text:c="2"/>&lt;o:Author&gt;Walt Karas&lt;/o:Author&gt;</text:p><text:p><text:s text:c="2"/>&lt;o:Keywords&gt;C++ Template AVL Balanced Binary Search Tree Data Structure&lt;/o:Keywords&gt;</text:p><text:p><text:s text:c="2"/>&lt;o:Template&gt;Normal&lt;/o:Template&gt;</text:p><text:p><text:s text:c="2"/>&lt;o:LastAuthor&gt; &lt;/o:LastAuthor&gt;</text:p><text:p><text:s text:c="2"/>&lt;o:Revision&gt;96&lt;/o:Revision&gt;</text:p><text:p><text:s text:c="2"/>&lt;o:TotalTime&gt;1350&lt;/o:TotalTime&gt;</text:p><text:p><text:s text:c="2"/>&lt;o:Created&gt;2002-08-15T18:23:00Z&lt;/o:Created&gt;</text:p><text:p><text:s text:c="2"/>&lt;o:LastSaved&gt;2007-06-27T12:46:00Z&lt;/o:LastSaved&gt;</text:p><text:p><text:s text:c="2"/>&lt;o:Pages&gt;1&lt;/o:Pages&gt;</text:p><text:p><text:s text:c="2"/>&lt;o:Words&gt;3235&lt;/o:Words&gt;</text:p><text:p><text:s text:c="2"/>&lt;o:Characters&gt;18441&lt;/o:Characters&gt;</text:p><text:p><text:s text:c="2"/>&lt;o:Manager&gt;none&lt;/o:Manager&gt;</text:p><text:p><text:s text:c="2"/>&lt;o:Company&gt;self&lt;/o:Company&gt;</text:p><text:p><text:s text:c="2"/>&lt;o:Lines&gt;153&lt;/o:Lines&gt;</text:p><text:p><text:s text:c="2"/>&lt;o:Paragraphs&gt;43&lt;/o:Paragraphs&gt;</text:p><text:p><text:s text:c="2"/>&lt;o:CharactersWithSpaces&gt;21633&lt;/o:CharactersWithSpaces&gt;</text:p><text:p><text:s text:c="2"/>&lt;o:Version&gt;10.3311&lt;/o:Version&gt;</text:p><text:p><text:s/>&lt;/o:DocumentProperties&gt;</text:p><text:p><text:s/>&lt;o:OfficeDocumentSettings&gt;</text:p><text:p><text:s text:c="2"/>&lt;o:DoNotRelyOnCSS/&gt;</text:p><text:p><text:s/>&lt;/o:OfficeDocumentSettings&gt;</text:p><text:p>&lt;/xml&gt;&lt;![endif]--&gt;</text:p></office:annotation><office:annotation><dc:date>2016-04-28T21:46:47</dc:date><text:p>&lt;!--[if gte mso 9]&gt;&lt;xml&gt;</text:p><text:p><text:s/>&lt;w:WordDocument&gt;</text:p><text:p><text:s text:c="2"/>&lt;w:Zoom&gt;75&lt;/w:Zoom&gt;</text:p><text:p><text:s text:c="2"/>&lt;w:SpellingState&gt;Clean&lt;/w:SpellingState&gt;</text:p><text:p><text:s text:c="2"/>&lt;w:GrammarState&gt;Clean&lt;/w:GrammarState&gt;</text:p><text:p><text:s text:c="2"/>&lt;w:Compatibility&gt;</text:p><text:p><text:s text:c="3"/>&lt;w:BreakWrappedTables/&gt;</text:p><text:p><text:s text:c="3"/>&lt;w:SnapToGridInCell/&gt;</text:p><text:p><text:s text:c="3"/>&lt;w:WrapTextWithPunct/&gt;</text:p><text:p><text:s text:c="3"/>&lt;w:UseAsianBreakRules/&gt;</text:p><text:p><text:s text:c="2"/>&lt;/w:Compatibility&gt;</text:p><text:p><text:s text:c="2"/>&lt;w:BrowserLevel&gt;MicrosoftInternetExplorer4&lt;/w:BrowserLevel&gt;</text:p><text:p><text:s/>&lt;/w:WordDocument&gt;</text:p><text:p>&lt;/xml&gt;&lt;![endif]--&gt;</text:p></office:annotation><office:annotation><dc:date>2016-04-28T21:46:47</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arent:"";</text:p><text:p><text:tab/>mso-padding-alt:0in 5.4pt 0in 5.4pt;</text:p><text:p><text:tab/>mso-para-margin:0in;</text:p><text:p><text:tab/>mso-para-margin-bottom:.0001pt;</text:p><text:p><text:tab/>mso-pagination:widow-orphan;</text:p><text:p><text:tab/>font-size:10.0pt;</text:p><text:p><text:tab/>font-family:"Times New Roman";}</text:p><text:p>table.MsoTableGrid</text:p><text:p><text:tab/>{mso-style-name:"Table Grid";</text:p><text:p><text:tab/>mso-tstyle-rowband-size:0;</text:p><text:p><text:tab/>mso-tstyle-colband-size:0;</text:p><text:p><text:tab/>border:solid windowtext 1.0pt;</text:p><text:p><text:tab/>mso-border-alt:solid windowtext .5pt;</text:p><text:p><text:tab/>mso-padding-alt:0in 5.4pt 0in 5.4pt;</text:p><text:p><text:tab/>mso-border-insideh:.5pt solid windowtext;</text:p><text:p><text:tab/>mso-border-insidev:.5pt solid windowtext;</text:p><text:p><text:tab/>mso-para-margin:0in;</text:p><text:p><text:tab/>mso-para-margin-bottom:.0001pt;</text:p><text:p><text:tab/>mso-pagination:widow-orphan;</text:p><text:p><text:tab/>font-size:10.0pt;</text:p><text:p><text:tab/>font-family:"Times New Roman";}</text:p><text:p>&lt;/style&gt;</text:p><text:p>&lt;![endif]--&gt;</text:p></office:annotation><office:annotation><dc:date>2016-04-28T21:46:47</dc:date><text:p>&lt;!--[if gte mso 9]&gt;&lt;xml&gt;</text:p><text:p><text:s/>&lt;o:shapedefaults v:ext="edit" spidmax="44034"&gt;</text:p><text:p><text:s text:c="2"/>&lt;o:colormenu v:ext="edit" fillcolor="white"/&gt;</text:p><text:p><text:s/>&lt;/o:shapedefaults&gt;&lt;/xml&gt;&lt;![endif]--&gt;</text:p></office:annotation><office:annotation><dc:date>2016-04-28T21:46:47</dc:date><text:p>&lt;!--[if gte mso 9]&gt;&lt;xml&gt;</text:p><text:p><text:s/>&lt;o:shapelayout v:ext="edit"&gt;</text:p><text:p><text:s text:c="2"/>&lt;o:idmap v:ext="edit" data="1"/&gt;</text:p><text:p><text:s/>&lt;/o:shapelayout&gt;&lt;/xml&gt;&lt;![endif]--&gt;</text:p></office:annotation>C++ AVL Tree Template</text:p>
      <text:p text:style-name="P1">Version 1.<text:span text:style-name="T28">7</text:span></text:p>
      <text:p text:style-name="Text_20_body"/>
      <text:p text:style-name="Text_20_body"><office:annotation><dc:date>2016-04-28T21:46:47</dc:date><text:p>HTML: &lt;meta name="changed" content="2016-04-28T20:01:36.546488412"&gt;</text:p></office:annotation><office:annotation><dc:date>2016-04-28T21:46:47</dc:date><text:p>HTML: &lt;meta name="created" content="00:00:00"&gt;</text:p></office:annotation><office:annotation><dc:date>2016-04-28T21:46:47</dc:date><text:p>HTML: &lt;meta name="changed" content="2016-04-28T19:58:48.535073190"&gt;</text:p></office:annotation>Copyright (c) 2016 Walter William Karas</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eading_20_1">1  Introduction</text:p>
      <text:p text:style-name="P13"><text:span text:style-name="T13">This document explains how to use the </text:span><text:span text:style-name="T12">avl_tree template.  Adelson-Velskii and Landis Balanced Binary Search Trees (or AVL Trees) are described in the </text:span><text:a xlink:type="simple" xlink:href="http://en.wikipedia.org/wiki/Avl_tree" text:style-name="Internet_20_link" text:visited-style-name="Visited_20_Internet_20_Link"><text:span text:style-name="T12">Wikipedia</text:span></text:a><text:span text:style-name="T12"> , and in many good textbooks on fundamental data structures.  I have also written a </text:span><text:a xlink:type="simple" xlink:href="http://www.oocities.org/wkaras/gen_c/cavl_tree.html" text:style-name="Internet_20_link" text:visited-style-name="Visited_20_Internet_20_Link"><text:span text:style-name="T12">C language version</text:span></text:a><text:span text:style-name="T12"> of this data structure.</text:span></text:p>
      <text:p text:style-name="Text_20_body"><text:span text:style-name="T1">To avoid possible confusion about the terms that I use in this document (and in the source comments), here is a summary description of AVL Trees.  An AVL Tree is a set of </text:span><text:span text:style-name="T2">nodes</text:span> <text:span text:style-name="T1">(or </text:span><text:span text:style-name="T2">elements</text:span><text:span text:style-name="T1">).  Each node is associated with a unique </text:span><text:span text:style-name="T2">key</text:span> <text:span text:style-name="T1">value.  The key values can be ordered from least to greatest.  Each node in the tree may (or may not) have a </text:span><text:span text:style-name="T2">less child</text:span> <text:span text:style-name="T1">node, and it may (or may not) have a </text:span><text:span text:style-name="T2">greater child</text:span> <text:span text:style-name="T1">node.  If node A is a child of node B, then B is the </text:span><text:span text:style-name="T2">parent</text:span> <text:span text:style-name="T1">of A.  If A is the less child of B, A’s key must be less than B’s key.  Similarly, if A is the greater child of B, A’s key must be greater than B’s key.  (Because of the way that binary search trees are typically diagrammed, the less child is commonly called the left child, and the greater child is commonly called the right child.)  All nodes in a tree have exactly one parent, except for the </text:span><text:span text:style-name="T2">root</text:span> <text:span text:style-name="T1">node, which has no parent.  Node A is a </text:span><text:span text:style-name="T2">descendant</text:span> <text:span text:style-name="T1">of node C if C is A’s parent, or if A’s parent is a descendant of C. <text:s/>If a node is not the root of the entire tree, it is the root of a </text:span><text:span text:style-name="T2">subtree</text:span> <text:span text:style-name="T1">consisting of the node and all its descendants.  The </text:span><text:span text:style-name="T2">less subtree</text:span> <text:span text:style-name="T1">of a node is the subtree whose root is the less child of the node. The </text:span><text:span text:style-name="T2">greater subtree</text:span> <text:span text:style-name="T1">of a node is the subtree whose root is the greater child of the node.  The </text:span><text:span text:style-name="T2">depth</text:span> <text:span text:style-name="T1">of a node is one more than the depth of its parent.  The depth of the root node is 1.  The depth of a tree is the maximum node depth.  The </text:span><text:span text:style-name="T2">balance factor</text:span> <text:span text:style-name="T1">of a node is the depth of its greater subtree minus the depth of its less subtree, with non-existent subtrees being considered to have a depth of 0.  In an AVL tree, the balance factor of any node can only be -1, 0 or 1.</text:span></text:p>
      <text:p text:style-name="Text_20_body">There are many open-source C and C++ implementations of AVL Trees available.  But as far as I know, this is the only one that manipulates the nodes of the tree using abstract “handles” instead of concrete pointers.  If all the nodes are in a single array, you can use node indexes as handles instead of node pointers.  This approach makes it possible to compress the size of the nodes if memory is tight.  Using indexes as handles (instead of pointers) can make tree persistence as simple as writing the node array out with a single disk write, and reading it back in with a single disk read.  The template also allows for a tree to be in secondary storage, with nodes being “paged” in and out of memory.</text:p>
      <text:p text:style-name="Text_20_body"><text:span text:style-name="T1">To achieve the desired level of abstraction, the </text:span>avl_tree template uses lots of short inline functions.  Because of this, function inlining can significantly improve performance when using the template.  If the test suite. test_avl.cpp, is compiled with GNU GCC using level 1 optimization (-O option), it executes twice as fast as when the test suite is compiled without optimization (the default).</text:p>
      <text:p text:style-name="Text_20_body"><text:span text:style-name="T1">The template code makes no use of recursion.  The implementation is stack-friendly in general, except perhaps for the </text:span><text:span text:style-name="T16">iter </text:span>class.  Instances of i<text:span text:style-name="T16">ter</text:span> contain an array of handles whose dimension is the maximum tree depth minus one. <text:s/><text:span text:style-name="T27">(Unlike STL map/set, this data structure has “fat” interators, too big to pass by value, because it does not have parent pointers in each node.)</text:span></text:p>
      <text:p text:style-name="Text_20_body">Since key comparisons can potentially be complex, the code avoids repeated comparisons of the same pair of node key values.</text:p>
      <text:p text:style-name="Text_20_body">To avoid clutter, default destructor functions are not documented.</text:p>
      <text:p text:style-name="P11"><text:span text:style-name="T4">2  Source</text:span> Files</text:p>
      <text:p text:style-name="Standard">The source code for the template is in the header file avl_tree.h</text:p>
      <text:p text:style-name="Standard"/>
      <text:p text:style-name="Standard">A test suite for the template is in the file test_avl.cpp.</text:p>
      <text:p text:style-name="Standard"/>
      <text:p text:style-name="Standard">avl_ex1.cpp shows an example instantiation of the template using pointers as handles.</text:p>
      <text:p text:style-name="Standard"/>
      <text:p text:style-name="Standard">avl_ex2.cpp shows an example instantiation of the template using array indexes as handles.</text:p>
      <text:p text:style-name="Standard"/>
      <text:p text:style-name="Standard">All of this code compiles with a contemporary version of GNU GCC, and with Visual C++ .NET.</text:p>
      <text:p text:style-name="P7"/>
      <text:p text:style-name="Heading_20_1">3  Reference Classes</text:p>
      <text:p text:style-name="Standard"><text:span text:style-name="T1">To help describe the constraints on template class/typename parameters, or on member types of template class parameters, I like to use </text:span><text:span text:style-name="T2">reference classes</text:span><text:span text:style-name="T1">.  This doesn’t necessary mean that the type being constrained has to use the reference class as its definition.  It is only necessary that every possible usage of the reference class or one of its instances is also a possible usage of the constrained type or one of its instances.  When an identifier with the prefix </text:span>ANY_ is used, this means that all occurrences of that identifier should be substituted with the same type (or with types that implicitly convert to the substituted type).  Take for example the function template:</text:p>
      <text:p text:style-name="P8"/>
      <text:p text:style-name="P2"><text:span text:style-name="T1">template</text:span> &lt;class A&gt;</text:p>
      <text:p text:style-name="P2"><text:span text:style-name="T1">void</text:span> foo(A &amp;a) { a.x(a.y()); }</text:p>
      <text:p text:style-name="Standard"/>
      <text:p text:style-name="Standard">The reference class for the parameter A would be:</text:p>
      <text:p text:style-name="P8"/>
      <text:p text:style-name="P2"><text:span text:style-name="T1">class</text:span> A</text:p>
      <text:p text:style-name="P2">  <text:span text:style-name="T1">{</text:span></text:p>
      <text:p text:style-name="P2">  <text:span text:style-name="T1">public:</text:span></text:p>
      <text:p text:style-name="P2">    <text:span text:style-name="T1">void x(ANY_px p);</text:span></text:p>
      <text:p text:style-name="P2">    <text:span text:style-name="T1">ANY_px y(void);</text:span></text:p>
      <text:p text:style-name="P2">  <text:span text:style-name="T1">};</text:span></text:p>
      <text:p text:style-name="P8"/>
      <text:p text:style-name="Standard"><text:span text:style-name="T1">The following class could be passed as the </text:span>class A parameter to the template:</text:p>
      <text:p text:style-name="P8"/>
      <text:p text:style-name="P2"><text:span text:style-name="T1">struct</text:span> someA</text:p>
      <text:p text:style-name="P2">  <text:span text:style-name="T1">{</text:span></text:p>
      <text:p text:style-name="P2">  <text:span text:style-name="T1">public:</text:span></text:p>
      <text:p text:style-name="P2">    <text:span text:style-name="T1">static double x(int aintp);</text:span></text:p>
      <text:p text:style-name="P2">    <text:span text:style-name="T1">signed char y(bool f = true) const;</text:span></text:p>
      <text:p text:style-name="P2">  <text:span text:style-name="T1">};</text:span></text:p>
      <text:p text:style-name="P4"/>
      <text:p text:style-name="Standard"><text:span text:style-name="T1">Since the return type of </text:span>x() is void in the reference class, it can return any type (or be void) in the actual parameter class.  y() can return signed char because signed char implicitly converts to int .  Member functions can be made static or const because these make the usage of a function more, not less, flexible.</text:p>
      <text:p text:style-name="Heading_20_1">4  Namespace</text:p>
      <text:p text:style-name="Standard"><text:span text:style-name="T1">The </text:span>avl_tree template is in the <text:span text:style-name="T16">abstract_container </text:span>namespace. <text:s/>The AVL Tree header file also defines this enumerated type:</text:p>
      <text:p text:style-name="P9"/>
      <text:p text:style-name="P3"><text:span text:style-name="T1">enum</text:span> search_type</text:p>
      <text:p text:style-name="P2">  <text:span text:style-name="T1">{</text:span></text:p>
      <text:p text:style-name="P2">    <text:span text:style-name="T1">EQUAL = 1,</text:span></text:p>
      <text:p text:style-name="P2">    <text:span text:style-name="T1">LESS = 2,</text:span></text:p>
      <text:p text:style-name="P2">    <text:span text:style-name="T1">GREATER = 4,</text:span></text:p>
      <text:p text:style-name="P2">    <text:span text:style-name="T1">LESS_EQUAL = EQUAL | LESS,</text:span></text:p>
      <text:p text:style-name="P2">    <text:span text:style-name="T1">GREATER_EQUAL = EQUAL | GREATER</text:span></text:p>
      <text:p text:style-name="P2">  <text:span text:style-name="T1">};</text:span></text:p>
      <text:p text:style-name="P4"/>
      <text:p text:style-name="Standard"><text:span text:style-name="T1">in</text:span> the <text:span text:style-name="T16">abstract_container</text:span> namespace.</text:p>
      <text:p text:style-name="P11"><text:span text:style-name="T4">5  Template</text:span> Parameters</text:p>
      <text:p text:style-name="Standard"><text:span text:style-name="T1">The </text:span>avl_tree template begins with:</text:p>
      <text:p text:style-name="P8"/>
      <text:p text:style-name="P2"><text:span text:style-name="T1">template</text:span> &lt;class abstractor, unsigned max_depth = 32&gt;</text:p>
      <text:p text:style-name="P2"><text:span text:style-name="T1">class</text:span> avl_tree …</text:p>
      <text:h text:style-name="Heading_20_2" text:outline-level="2">5.1  Members of Reference Class for abstractor Template Parameter</text:h>
      <text:p text:style-name="Standard">All members of the reference class are public.</text:p>
      <text:h text:style-name="Heading_20_3" text:outline-level="3"><text:span text:style-name="T4">5.1.1  Type</text:span> <text:span text:style-name="T16">handle</text:span></text:h>
      <text:p text:style-name="Standard"><text:span text:style-name="T1">Each node has to be associated with a node handle, which is a unique value of the </text:span><text:span text:style-name="T16">handle</text:span> type.  Here is the reference class for <text:span text:style-name="T16">handle</text:span>:</text:p>
      <text:p text:style-name="Standard"/>
      <text:p text:style-name="P2"><text:span text:style-name="T1">class</text:span> handle</text:p>
      <text:p text:style-name="P2">  <text:span text:style-name="T1">{</text:span></text:p>
      <text:p text:style-name="P2">  <text:span text:style-name="T1">public:</text:span></text:p>
      <text:p text:style-name="P2">    <text:span text:style-name="T1">// No default value for handles is assumed by the template.</text:span></text:p>
      <text:p text:style-name="P2">    <text:span text:style-name="T1">handle(void);</text:span></text:p>
      <text:p text:style-name="P2">    <text:span text:style-name="T1">handle(handle &amp;h);</text:span></text:p>
      <text:p text:style-name="P2">    <text:span text:style-name="T1">void operator = (handle &amp;h);</text:span></text:p>
      <text:p text:style-name="P2">    <text:span text:style-name="T1">bool operator == (handle &amp;h);</text:span></text:p>
      <text:p text:style-name="P2">  <text:span text:style-name="T1">};</text:span></text:p>
      <text:p text:style-name="P8"/>
      <text:h text:style-name="Heading_20_3" text:outline-level="3"><text:span text:style-name="T4">5.1.2  Type</text:span> <text:span text:style-name="T16">key</text:span></text:h>
      <text:p text:style-name="Standard"><text:span text:style-name="T1">Each node has to be associated with a key, which is a unique value of the </text:span><text:span text:style-name="T16">key</text:span> type.  The difference between a key and a handle is that a node can be conveniently “looked up” using its handle, but it can’t be conveniently looked up using its key.  In fact, the whole point of this template is to make it convenient to look up a node given its key.  Here is the reference class for key:</text:p>
      <text:p text:style-name="P8"/>
      <text:p text:style-name="P2"><text:span text:style-name="T1">class</text:span> key</text:p>
      <text:p text:style-name="P2">  <text:span text:style-name="T1">{</text:span></text:p>
      <text:p text:style-name="P2">  <text:span text:style-name="T1">public:</text:span></text:p>
      <text:p text:style-name="P2"> </text:p>
      <text:p text:style-name="P2">    <text:span text:style-name="T1">// Only have to copy it.</text:span></text:p>
      <text:p text:style-name="P2">    <text:span text:style-name="T1">key(key &amp;k);</text:span></text:p>
      <text:p text:style-name="P2"> </text:p>
      <text:p text:style-name="P2">  <text:span text:style-name="T1">};</text:span></text:p>
      <text:p text:style-name="P5"/>
      <text:h text:style-name="Heading_20_3" text:outline-level="3"><text:span text:style-name="T5">5.1.3  Type</text:span> <text:span text:style-name="T16">size</text:span></text:h>
      <text:p text:style-name="Standard"> </text:p>
      <text:p text:style-name="Standard"><text:span text:style-name="T1">The type </text:span><text:span text:style-name="T16">size</text:span> is <text:span text:style-name="T25">an integral type. </text:span><text:s/>It must be large enough the hold the maximum possible number of nodes in the tree.</text:p>
      <text:p text:style-name="Standard"> </text:p>
      <text:h text:style-name="Heading_20_3" text:outline-level="3"><text:span text:style-name="T5">5.1.4  Functions</text:span> <text:span text:style-name="T17">get_less</text:span><text:span text:style-name="T14">, </text:span><text:span text:style-name="T17">get_greater</text:span></text:h>
      <text:p text:style-name="Standard"> </text:p>
      <text:p text:style-name="P2"><text:span text:style-name="T1">handle</text:span> get_less(handle h, bool access = true);</text:p>
      <text:p text:style-name="P2"><text:span text:style-name="T1">handle</text:span> get_greater(handle h, bool access = true);</text:p>
      <text:p text:style-name="Standard"> </text:p>
      <text:p text:style-name="Standard"><text:span text:style-name="T1">Return the handle of the less/greater child of the node whose handle is </text:span>h.  If access is true, and the child node is in secondary storage, it has to be read into memory.  If access is false, the child node does not have to be read into memory.  Ignore the access parameter in your implementations of get_less and get_greater if your instantiation makes no use of secondary storage.</text:p>
      <text:p text:style-name="Standard"> </text:p>
      <text:h text:style-name="Heading_20_3" text:outline-level="3"><text:span text:style-name="T5">5.1.5  Functions</text:span> <text:span text:style-name="T17">set_less</text:span><text:span text:style-name="T14">, </text:span><text:span text:style-name="T17">set_greater</text:span></text:h>
      <text:p text:style-name="Standard"> </text:p>
      <text:p text:style-name="P2"><text:span text:style-name="T1">void</text:span> set_less(handle h, handle lh);</text:p>
      <text:p text:style-name="P2"><text:span text:style-name="T1">void</text:span> set_greater(handle h, handle gh);</text:p>
      <text:p text:style-name="Standard"> </text:p>
      <text:p text:style-name="Standard"><text:span text:style-name="T1">Given the handle </text:span>h of a node, set the handle of the less/greater child of the node.</text:p>
      <text:p text:style-name="Standard"> </text:p>
      <text:h text:style-name="Heading_20_3" text:outline-level="3"><text:span text:style-name="T5">5.1.6  Function</text:span> <text:span text:style-name="T17">get_balance_factor</text:span></text:h>
      <text:p text:style-name="Standard"> </text:p>
      <text:p text:style-name="P2"><text:span text:style-name="T1">int</text:span> get_balance_factor(handle h);</text:p>
      <text:p text:style-name="Standard"> </text:p>
      <text:p text:style-name="Standard"><text:span text:style-name="T1">Return the balance factor of the node whose handle is </text:span>h.</text:p>
      <text:p text:style-name="Standard"/>
      <text:h text:style-name="Heading_20_3" text:outline-level="3"><text:span text:style-name="T5">5.1.7  Function</text:span> <text:span text:style-name="T17">set_balance_factor</text:span></text:h>
      <text:p text:style-name="Standard"> </text:p>
      <text:p text:style-name="P2"><text:span text:style-name="T1">void</text:span> set_balance_factor(handle h, int bf);</text:p>
      <text:p text:style-name="Standard"> </text:p>
      <text:p text:style-name="Standard"><text:span text:style-name="T1">Set the balance factor of the node whose handle is </text:span>h.  The only possible balance factor values are -1, 0 and 1.</text:p>
      <text:p text:style-name="Standard"> </text:p>
      <text:h text:style-name="P12" text:outline-level="3"><text:span text:style-name="T4">5.1.8  </text:span>Function <text:span text:style-name="T16">compare_key_node</text:span></text:h>
      <text:p text:style-name="Standard"> </text:p>
      <text:p text:style-name="P2"><text:span text:style-name="T1">int</text:span> compare_key_node(key k, handle h);</text:p>
      <text:p text:style-name="Standard"> </text:p>
      <text:p text:style-name="Standard"><text:span text:style-name="T1">Compares a key with the key of a node</text:span>  Returns a negative value if the key is less than the node’s key. <text:s/>Returns zero if the key is the same as the node’s key.  Returns a positive value if the key is greater than the node’s key.</text:p>
      <text:p text:style-name="Standard"> </text:p>
      <text:h text:style-name="P12" text:outline-level="3">5.1.9  Function <text:span text:style-name="T16">compare_node_node</text:span></text:h>
      <text:p text:style-name="Standard"> </text:p>
      <text:p text:style-name="P2"><text:span text:style-name="T1">int</text:span> compare_node_node(handle h1, handle h2);</text:p>
      <text:p text:style-name="Standard"> </text:p>
      <text:p text:style-name="Standard"><text:span text:style-name="T1">Compares the keys of two nodes. </text:span><text:s/>Returns a negative value if the first node’s key is less than the second node’s key  Returns zero if the first node’s key is the same as the second node’s key.  Returns a positive value if the first node’s key is greater than the second node’s key.</text:p>
      <text:p text:style-name="Standard"> </text:p>
      <text:h text:style-name="P12" text:outline-level="3">5.1.10  Function <text:span text:style-name="T16">null</text:span></text:h>
      <text:p text:style-name="Standard"> </text:p>
      <text:p text:style-name="P2"><text:span text:style-name="T1">handle</text:span> null(void);</text:p>
      <text:p text:style-name="Standard"> </text:p>
      <text:p text:style-name="Standard">Always returns the same, invalid handle value, which is called the <text:span text:style-name="T3">null value</text:span>.</text:p>
      <text:p text:style-name="Standard"> </text:p>
      <text:h text:style-name="Heading_20_3" text:outline-level="3"><text:span text:style-name="T5">5.1.11  Function</text:span> <text:span text:style-name="T16">read_error</text:span></text:h>
      <text:p text:style-name="Standard"> </text:p>
      <text:p text:style-name="P2"><text:span text:style-name="T1">bool</text:span> read_error(void);</text:p>
      <text:p text:style-name="Standard"> </text:p>
      <text:p text:style-name="Standard">Returns true if there was an error reading secondary storage <text:s/>If your instantiation of the template makes no use of secondary storage, use this definition:</text:p>
      <text:p text:style-name="Standard"> </text:p>
      <text:p text:style-name="P2"><text:span text:style-name="T1">bool</text:span> read_error(void) { return(false); }</text:p>
      <text:p text:style-name="Standard"> </text:p>
      <text:h text:style-name="Heading_20_3" text:outline-level="3"><text:span text:style-name="T5">5.1.12  </text:span><text:span text:style-name="T7">C</text:span><text:span text:style-name="T16">onstructor</text:span></text:h>
      <text:p text:style-name="Standard"> </text:p>
      <text:p text:style-name="Standard"><text:span text:style-name="T28">At least one public constructor.</text:span> </text:p>
      <text:p text:style-name="Standard"/>
      <text:h text:style-name="Heading_20_2" text:outline-level="2"><text:span text:style-name="T8">5.2  </text:span><text:span text:style-name="T20">max</text:span><text:span text:style-name="T23">_</text:span><text:span text:style-name="T21">depth</text:span></text:h>
      <text:p text:style-name="Standard"> </text:p>
      <text:p text:style-name="Standard">This is the maximum tree depth for an instance of the instantiated class. You almost certainly want to choose the maximum depth based on the maximum number of nodes that could possibly be in the tree instance at any given time.  To do this, let the maximum depth be M such that:</text:p>
      <text:p text:style-name="Standard">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Standard">MN(M)</text:p>
          </table:table-cell>
          <table:table-cell table:style-name="Table1.A1" office:value-type="string">
            <text:p text:style-name="Standard">&lt;=</text:p>
          </table:table-cell>
          <table:table-cell table:style-name="Table1.A1" office:value-type="string">
            <text:p text:style-name="Standard">maximum number of nodes</text:p>
          </table:table-cell>
          <table:table-cell table:style-name="Table1.A1" office:value-type="string">
            <text:p text:style-name="Standard">&lt;</text:p>
          </table:table-cell>
          <table:table-cell table:style-name="Table1.A1" office:value-type="string">
            <text:p text:style-name="Standard">MN(M + 1)</text:p>
          </table:table-cell>
        </table:table-row>
      </table:table>
      <text:p text:style-name="Standard"> </text:p>
      <text:p text:style-name="Standard"><text:span text:style-name="T1">where</text:span> MN(d) means the minimum number of nodes in an AVL Tree of depth d. <text:s/>Here is a table of MN(d) values for d from 2 to 45.</text:p>
      <text:p text:style-name="Standard"> </text:p>
      <table:table table:name="Table2" table:style-name="Table2">
        <table:table-column table:style-name="Table2.A"/>
        <table:table-column table:style-name="Table2.B"/>
        <table:table-row>
          <table:table-cell table:style-name="Table2.A1" office:value-type="string">
            <text:p text:style-name="Standard">d</text:p>
          </table:table-cell>
          <table:table-cell table:style-name="Table2.B1" office:value-type="string">
            <text:p text:style-name="Standard">MN(d)</text:p>
          </table:table-cell>
        </table:table-row>
        <table:table-row>
          <table:table-cell table:style-name="Table2.A2" office:value-type="string">
            <text:p text:style-name="Standard">2</text:p>
          </table:table-cell>
          <table:table-cell table:style-name="Table2.B2" office:value-type="string">
            <text:p text:style-name="Standard">2</text:p>
          </table:table-cell>
        </table:table-row>
        <table:table-row>
          <table:table-cell table:style-name="Table2.A2" office:value-type="string">
            <text:p text:style-name="Standard">3</text:p>
          </table:table-cell>
          <table:table-cell table:style-name="Table2.B2" office:value-type="string">
            <text:p text:style-name="Standard">4</text:p>
          </table:table-cell>
        </table:table-row>
        <table:table-row>
          <table:table-cell table:style-name="Table2.A2" office:value-type="string">
            <text:p text:style-name="Standard">4</text:p>
          </table:table-cell>
          <table:table-cell table:style-name="Table2.B2" office:value-type="string">
            <text:p text:style-name="Standard">7</text:p>
          </table:table-cell>
        </table:table-row>
        <table:table-row>
          <table:table-cell table:style-name="Table2.A2" office:value-type="string">
            <text:p text:style-name="Standard">5</text:p>
          </table:table-cell>
          <table:table-cell table:style-name="Table2.B2" office:value-type="string">
            <text:p text:style-name="Standard">12</text:p>
          </table:table-cell>
        </table:table-row>
        <table:table-row>
          <table:table-cell table:style-name="Table2.A2" office:value-type="string">
            <text:p text:style-name="Standard">6</text:p>
          </table:table-cell>
          <table:table-cell table:style-name="Table2.B2" office:value-type="string">
            <text:p text:style-name="Standard">20</text:p>
          </table:table-cell>
        </table:table-row>
        <table:table-row>
          <table:table-cell table:style-name="Table2.A2" office:value-type="string">
            <text:p text:style-name="Standard">7</text:p>
          </table:table-cell>
          <table:table-cell table:style-name="Table2.B2" office:value-type="string">
            <text:p text:style-name="Standard">33</text:p>
          </table:table-cell>
        </table:table-row>
        <table:table-row>
          <table:table-cell table:style-name="Table2.A2" office:value-type="string">
            <text:p text:style-name="Standard">8</text:p>
          </table:table-cell>
          <table:table-cell table:style-name="Table2.B2" office:value-type="string">
            <text:p text:style-name="Standard">54</text:p>
          </table:table-cell>
        </table:table-row>
        <table:table-row>
          <table:table-cell table:style-name="Table2.A2" office:value-type="string">
            <text:p text:style-name="Standard">9</text:p>
          </table:table-cell>
          <table:table-cell table:style-name="Table2.B2" office:value-type="string">
            <text:p text:style-name="Standard">88</text:p>
          </table:table-cell>
        </table:table-row>
        <table:table-row>
          <table:table-cell table:style-name="Table2.A2" office:value-type="string">
            <text:p text:style-name="Standard">10</text:p>
          </table:table-cell>
          <table:table-cell table:style-name="Table2.B2" office:value-type="string">
            <text:p text:style-name="Standard">143</text:p>
          </table:table-cell>
        </table:table-row>
        <table:table-row>
          <table:table-cell table:style-name="Table2.A2" office:value-type="string">
            <text:p text:style-name="Standard">11</text:p>
          </table:table-cell>
          <table:table-cell table:style-name="Table2.B2" office:value-type="string">
            <text:p text:style-name="Standard">232</text:p>
          </table:table-cell>
        </table:table-row>
        <table:table-row>
          <table:table-cell table:style-name="Table2.A2" office:value-type="string">
            <text:p text:style-name="Standard">12</text:p>
          </table:table-cell>
          <table:table-cell table:style-name="Table2.B2" office:value-type="string">
            <text:p text:style-name="Standard">376</text:p>
          </table:table-cell>
        </table:table-row>
        <table:table-row>
          <table:table-cell table:style-name="Table2.A2" office:value-type="string">
            <text:p text:style-name="Standard">13</text:p>
          </table:table-cell>
          <table:table-cell table:style-name="Table2.B2" office:value-type="string">
            <text:p text:style-name="Standard">609</text:p>
          </table:table-cell>
        </table:table-row>
        <table:table-row>
          <table:table-cell table:style-name="Table2.A2" office:value-type="string">
            <text:p text:style-name="Standard">14</text:p>
          </table:table-cell>
          <table:table-cell table:style-name="Table2.B2" office:value-type="string">
            <text:p text:style-name="Standard">986</text:p>
          </table:table-cell>
        </table:table-row>
        <table:table-row>
          <table:table-cell table:style-name="Table2.A2" office:value-type="string">
            <text:p text:style-name="Standard">15</text:p>
          </table:table-cell>
          <table:table-cell table:style-name="Table2.B2" office:value-type="string">
            <text:p text:style-name="Standard">1,596</text:p>
          </table:table-cell>
        </table:table-row>
        <table:table-row>
          <table:table-cell table:style-name="Table2.A2" office:value-type="string">
            <text:p text:style-name="Standard">16</text:p>
          </table:table-cell>
          <table:table-cell table:style-name="Table2.B2" office:value-type="string">
            <text:p text:style-name="Standard">2,583</text:p>
          </table:table-cell>
        </table:table-row>
        <table:table-row>
          <table:table-cell table:style-name="Table2.A2" office:value-type="string">
            <text:p text:style-name="Standard">17</text:p>
          </table:table-cell>
          <table:table-cell table:style-name="Table2.B2" office:value-type="string">
            <text:p text:style-name="Standard">4,180</text:p>
          </table:table-cell>
        </table:table-row>
        <table:table-row>
          <table:table-cell table:style-name="Table2.A2" office:value-type="string">
            <text:p text:style-name="Standard">18</text:p>
          </table:table-cell>
          <table:table-cell table:style-name="Table2.B2" office:value-type="string">
            <text:p text:style-name="Standard">6,764</text:p>
          </table:table-cell>
        </table:table-row>
        <table:table-row>
          <table:table-cell table:style-name="Table2.A2" office:value-type="string">
            <text:p text:style-name="Standard">19</text:p>
          </table:table-cell>
          <table:table-cell table:style-name="Table2.B2" office:value-type="string">
            <text:p text:style-name="Standard">10,945</text:p>
          </table:table-cell>
        </table:table-row>
        <table:table-row>
          <table:table-cell table:style-name="Table2.A2" office:value-type="string">
            <text:p text:style-name="Standard">20</text:p>
          </table:table-cell>
          <table:table-cell table:style-name="Table2.B2" office:value-type="string">
            <text:p text:style-name="Standard">17,710</text:p>
          </table:table-cell>
        </table:table-row>
        <table:table-row>
          <table:table-cell table:style-name="Table2.A2" office:value-type="string">
            <text:p text:style-name="Standard">21</text:p>
          </table:table-cell>
          <table:table-cell table:style-name="Table2.B2" office:value-type="string">
            <text:p text:style-name="Standard">28,656</text:p>
          </table:table-cell>
        </table:table-row>
        <table:table-row>
          <table:table-cell table:style-name="Table2.A2" office:value-type="string">
            <text:p text:style-name="Standard">22</text:p>
          </table:table-cell>
          <table:table-cell table:style-name="Table2.B2" office:value-type="string">
            <text:p text:style-name="Standard">46,367</text:p>
          </table:table-cell>
        </table:table-row>
        <table:table-row>
          <table:table-cell table:style-name="Table2.A2" office:value-type="string">
            <text:p text:style-name="Standard">23</text:p>
          </table:table-cell>
          <table:table-cell table:style-name="Table2.B2" office:value-type="string">
            <text:p text:style-name="Standard">75,024</text:p>
          </table:table-cell>
        </table:table-row>
        <table:table-row>
          <table:table-cell table:style-name="Table2.A2" office:value-type="string">
            <text:p text:style-name="Standard">24</text:p>
          </table:table-cell>
          <table:table-cell table:style-name="Table2.B2" office:value-type="string">
            <text:p text:style-name="Standard">121,392</text:p>
          </table:table-cell>
        </table:table-row>
        <table:table-row>
          <table:table-cell table:style-name="Table2.A2" office:value-type="string">
            <text:p text:style-name="Standard">25</text:p>
          </table:table-cell>
          <table:table-cell table:style-name="Table2.B2" office:value-type="string">
            <text:p text:style-name="Standard">196,417</text:p>
          </table:table-cell>
        </table:table-row>
        <table:table-row>
          <table:table-cell table:style-name="Table2.A2" office:value-type="string">
            <text:p text:style-name="Standard">26</text:p>
          </table:table-cell>
          <table:table-cell table:style-name="Table2.B2" office:value-type="string">
            <text:p text:style-name="Standard">317,810</text:p>
          </table:table-cell>
        </table:table-row>
        <table:table-row>
          <table:table-cell table:style-name="Table2.A2" office:value-type="string">
            <text:p text:style-name="Standard">27</text:p>
          </table:table-cell>
          <table:table-cell table:style-name="Table2.B2" office:value-type="string">
            <text:p text:style-name="Standard">514,228</text:p>
          </table:table-cell>
        </table:table-row>
        <table:table-row>
          <table:table-cell table:style-name="Table2.A2" office:value-type="string">
            <text:p text:style-name="Standard">28</text:p>
          </table:table-cell>
          <table:table-cell table:style-name="Table2.B2" office:value-type="string">
            <text:p text:style-name="Standard">832,039</text:p>
          </table:table-cell>
        </table:table-row>
        <table:table-row>
          <table:table-cell table:style-name="Table2.A2" office:value-type="string">
            <text:p text:style-name="Standard">29</text:p>
          </table:table-cell>
          <table:table-cell table:style-name="Table2.B2" office:value-type="string">
            <text:p text:style-name="Standard">1,346,268</text:p>
          </table:table-cell>
        </table:table-row>
        <table:table-row>
          <table:table-cell table:style-name="Table2.A2" office:value-type="string">
            <text:p text:style-name="Standard">30</text:p>
          </table:table-cell>
          <table:table-cell table:style-name="Table2.B2" office:value-type="string">
            <text:p text:style-name="Standard">2,178,308</text:p>
          </table:table-cell>
        </table:table-row>
        <table:table-row>
          <table:table-cell table:style-name="Table2.A2" office:value-type="string">
            <text:p text:style-name="Standard">31</text:p>
          </table:table-cell>
          <table:table-cell table:style-name="Table2.B2" office:value-type="string">
            <text:p text:style-name="Standard">3,524,577</text:p>
          </table:table-cell>
        </table:table-row>
        <table:table-row>
          <table:table-cell table:style-name="Table2.A2" office:value-type="string">
            <text:p text:style-name="Standard">32</text:p>
          </table:table-cell>
          <table:table-cell table:style-name="Table2.B2" office:value-type="string">
            <text:p text:style-name="Standard">5,702,886</text:p>
          </table:table-cell>
        </table:table-row>
        <table:table-row>
          <table:table-cell table:style-name="Table2.A2" office:value-type="string">
            <text:p text:style-name="Standard">33</text:p>
          </table:table-cell>
          <table:table-cell table:style-name="Table2.B2" office:value-type="string">
            <text:p text:style-name="Standard">9,227,464</text:p>
          </table:table-cell>
        </table:table-row>
        <table:table-row>
          <table:table-cell table:style-name="Table2.A2" office:value-type="string">
            <text:p text:style-name="Standard">34</text:p>
          </table:table-cell>
          <table:table-cell table:style-name="Table2.B2" office:value-type="string">
            <text:p text:style-name="Standard">14,930,351</text:p>
          </table:table-cell>
        </table:table-row>
        <table:table-row>
          <table:table-cell table:style-name="Table2.A2" office:value-type="string">
            <text:p text:style-name="Standard">35</text:p>
          </table:table-cell>
          <table:table-cell table:style-name="Table2.B2" office:value-type="string">
            <text:p text:style-name="Standard">24,157,816</text:p>
          </table:table-cell>
        </table:table-row>
        <table:table-row>
          <table:table-cell table:style-name="Table2.A2" office:value-type="string">
            <text:p text:style-name="Standard">36</text:p>
          </table:table-cell>
          <table:table-cell table:style-name="Table2.B2" office:value-type="string">
            <text:p text:style-name="Standard">39,088,168</text:p>
          </table:table-cell>
        </table:table-row>
        <table:table-row>
          <table:table-cell table:style-name="Table2.A2" office:value-type="string">
            <text:p text:style-name="Standard">37</text:p>
          </table:table-cell>
          <table:table-cell table:style-name="Table2.B2" office:value-type="string">
            <text:p text:style-name="Standard">63,245,985</text:p>
          </table:table-cell>
        </table:table-row>
        <table:table-row>
          <table:table-cell table:style-name="Table2.A2" office:value-type="string">
            <text:p text:style-name="Standard">38</text:p>
          </table:table-cell>
          <table:table-cell table:style-name="Table2.B2" office:value-type="string">
            <text:p text:style-name="Standard">102,334,154</text:p>
          </table:table-cell>
        </table:table-row>
        <table:table-row>
          <table:table-cell table:style-name="Table2.A2" office:value-type="string">
            <text:p text:style-name="Standard">39</text:p>
          </table:table-cell>
          <table:table-cell table:style-name="Table2.B2" office:value-type="string">
            <text:p text:style-name="Standard">165,580,140</text:p>
          </table:table-cell>
        </table:table-row>
        <table:table-row>
          <table:table-cell table:style-name="Table2.A2" office:value-type="string">
            <text:p text:style-name="Standard">40</text:p>
          </table:table-cell>
          <table:table-cell table:style-name="Table2.B2" office:value-type="string">
            <text:p text:style-name="Standard">267,914,295</text:p>
          </table:table-cell>
        </table:table-row>
        <table:table-row>
          <table:table-cell table:style-name="Table2.A2" office:value-type="string">
            <text:p text:style-name="Standard">41</text:p>
          </table:table-cell>
          <table:table-cell table:style-name="Table2.B2" office:value-type="string">
            <text:p text:style-name="Standard">433,494,436</text:p>
          </table:table-cell>
        </table:table-row>
        <table:table-row>
          <table:table-cell table:style-name="Table2.A2" office:value-type="string">
            <text:p text:style-name="Standard">42</text:p>
          </table:table-cell>
          <table:table-cell table:style-name="Table2.B2" office:value-type="string">
            <text:p text:style-name="Standard">701,408,732</text:p>
          </table:table-cell>
        </table:table-row>
        <table:table-row>
          <table:table-cell table:style-name="Table2.A2" office:value-type="string">
            <text:p text:style-name="Standard">43</text:p>
          </table:table-cell>
          <table:table-cell table:style-name="Table2.B2" office:value-type="string">
            <text:p text:style-name="Standard">1,134,903,169</text:p>
          </table:table-cell>
        </table:table-row>
        <table:table-row>
          <table:table-cell table:style-name="Table2.A2" office:value-type="string">
            <text:p text:style-name="Standard">44</text:p>
          </table:table-cell>
          <table:table-cell table:style-name="Table2.B2" office:value-type="string">
            <text:p text:style-name="Standard">1,836,311,902</text:p>
          </table:table-cell>
        </table:table-row>
        <table:table-row>
          <table:table-cell table:style-name="Table2.A2" office:value-type="string">
            <text:p text:style-name="Standard">45</text:p>
          </table:table-cell>
          <table:table-cell table:style-name="Table2.B2" office:value-type="string">
            <text:p text:style-name="Standard">2,971,215,072</text:p>
          </table:table-cell>
        </table:table-row>
      </table:table>
      <text:p text:style-name="Standard"> </text:p>
      <text:p text:style-name="Standard">(In general, MN(d) = MN(d – 1) + MN(d – 2) + 1 .)</text:p>
      <text:p text:style-name="Standard"> </text:p>
      <text:p text:style-name="Standard">If, in a particular instantiation, the maximum number of nodes in a tree instance is 1,000,000, the maximum depth should be 28. You pick 28 because MN(28) is 832,039, which is less than or equal to 1,000,000, and MN(29) is 1,346,268, which is strictly greater than 1,000,000.</text:p>
      <text:p text:style-name="Standard"> </text:p>
      <text:p text:style-name="Standard">If you insert a node that would cause the tree to grow to a depth greater than the maximum you gave, the results are undefined.</text:p>
      <text:p text:style-name="Standard"> </text:p>
      <text:p text:style-name="Standard"><text:span text:style-name="T1">Each increase of 1 in the value of </text:span>max_depth increases the size of an instance of the iter class (see definition below) by sizeof(handle). <text:s/>The only other use of max_depth is as the size of bit arrays used at various places in the code.  Generally, the number of bytes in a bit array is the size rounded up to a multiple of the number of bits in an int, and divided by the number of bits in a byte.  All this is a roundabout way of saying that, if you don’t use iter instances, you can guiltlessly add a big safety margin to the value of max_depth.</text:p>
      <text:p text:style-name="Standard"> </text:p>
      <text:p text:style-name="Heading_20_1">6  Public Members</text:p>
      <text:p text:style-name="Standard"> </text:p>
      <text:h text:style-name="Heading_20_2" text:outline-level="2">6.1  Type <text:span text:style-name="T16">handle</text:span></text:h>
      <text:p text:style-name="Standard"> </text:p>
      <text:p text:style-name="Standard"><text:span text:style-name="T1">Same as </text:span>handle type member of the abstractor parameter class.</text:p>
      <text:p text:style-name="Standard"> </text:p>
      <text:h text:style-name="Heading_20_2" text:outline-level="2"><text:span text:style-name="T8">6.2  Type</text:span> <text:span text:style-name="T19">key</text:span></text:h>
      <text:p text:style-name="Standard"> </text:p>
      <text:p text:style-name="Standard"><text:span text:style-name="T1">Same as </text:span>key type member of the abstractor parameter class.</text:p>
      <text:p text:style-name="Standard"> </text:p>
      <text:h text:style-name="Heading_20_2" text:outline-level="2"><text:span text:style-name="T8">6.3  Type</text:span> <text:span text:style-name="T19">size</text:span></text:h>
      <text:p text:style-name="Standard"> </text:p>
      <text:p text:style-name="Standard"><text:span text:style-name="T1">Same as </text:span>size type member of the abstractor parameter class.</text:p>
      <text:p text:style-name="Standard"> </text:p>
      <text:h text:style-name="Heading_20_2" text:outline-level="2"><text:span text:style-name="T8">6.4  Function</text:span> <text:span text:style-name="T19">insert</text:span></text:h>
      <text:p text:style-name="Standard"> </text:p>
      <text:p text:style-name="P2"><text:span text:style-name="T1">handle</text:span> insert(handle h);</text:p>
      <text:p text:style-name="Standard"> </text:p>
      <text:p text:style-name="Standard"><text:span text:style-name="T1">Insert the node with the given handle into the tree. <text:s/>The node must be associated with a key value.  The initial values of the node’s less/greater child handles and its balance factor are don’t-cares.  If successful, this function returns the handle of the inserted node.  If the node to insert has the same key value as a node that’s already in the tree, the insertion is not performed, and the handle of the node already in the tree is returned.  Returns the null value if there is an error reading secondary storage.  Calling this function invalidates all currently-existing instances of the </text:span>iter class (that are iterating over this tree).</text:p>
      <text:p text:style-name="Standard"> </text:p>
      <text:h text:style-name="Heading_20_2" text:outline-level="2"><text:span text:style-name="T8">6.5  Function</text:span> <text:span text:style-name="T19">search</text:span></text:h>
      <text:p text:style-name="Standard"> </text:p>
      <text:p text:style-name="Standard"><text:span text:style-name="T22">handle</text:span><text:span text:style-name="T16"> search(key k, search_type st = EQUAL)</text:span>;</text:p>
      <text:p text:style-name="Standard"> </text:p>
      <text:p text:style-name="Standard"><text:span text:style-name="T1">Searches for a particular node in the tree, returning its handle if the node is found, and the null value if the node is not found. </text:span><text:s/>The node to search for depends on the value of the st parameter.</text:p>
      <text:p text:style-name="Standard"> </text:p>
      <table:table table:name="Table3" table:style-name="Table3">
        <table:table-column table:style-name="Table3.A"/>
        <table:table-column table:style-name="Table3.B"/>
        <table:table-row>
          <table:table-cell table:style-name="Table3.A1" office:value-type="string">
            <text:p text:style-name="Standard"><text:span text:style-name="T1">Value of </text:span>st</text:p>
          </table:table-cell>
          <table:table-cell table:style-name="Table3.B1" office:value-type="string">
            <text:p text:style-name="Standard">Node to search for</text:p>
          </table:table-cell>
        </table:table-row>
        <table:table-row>
          <table:table-cell table:style-name="Table3.A2" office:value-type="string">
            <text:p text:style-name="P2">EQUAL</text:p>
          </table:table-cell>
          <table:table-cell table:style-name="Table3.B2" office:value-type="string">
            <text:p text:style-name="Standard"><text:span text:style-name="T1">Node whose key is equal to the key </text:span>k.</text:p>
          </table:table-cell>
        </table:table-row>
        <table:table-row>
          <table:table-cell table:style-name="Table3.A2" office:value-type="string">
            <text:p text:style-name="P2">LESS</text:p>
          </table:table-cell>
          <table:table-cell table:style-name="Table3.B2" office:value-type="string">
            <text:p text:style-name="Standard"><text:span text:style-name="T1">Node whose key is the maximum of the keys of all the nodes with keys less than the key </text:span>k.</text:p>
          </table:table-cell>
        </table:table-row>
        <table:table-row>
          <table:table-cell table:style-name="Table3.A2" office:value-type="string">
            <text:p text:style-name="P2">GREATER</text:p>
          </table:table-cell>
          <table:table-cell table:style-name="Table3.B2" office:value-type="string">
            <text:p text:style-name="Standard"><text:span text:style-name="T1">Node whose key is the minimum of the keys of all the nodes with keys greater than the key </text:span>k.</text:p>
          </table:table-cell>
        </table:table-row>
        <table:table-row>
          <table:table-cell table:style-name="Table3.A2" office:value-type="string">
            <text:p text:style-name="P2">LESS_EQUAL</text:p>
          </table:table-cell>
          <table:table-cell table:style-name="Table3.B2" office:value-type="string">
            <text:p text:style-name="Standard"><text:span text:style-name="T1">Node whose key is the maximum of the keys of all the nodes with keys less than or equal to the key </text:span>k.</text:p>
          </table:table-cell>
        </table:table-row>
        <table:table-row>
          <table:table-cell table:style-name="Table3.A2" office:value-type="string">
            <text:p text:style-name="P2">GREATER_EQUAL</text:p>
          </table:table-cell>
          <table:table-cell table:style-name="Table3.B2" office:value-type="string">
            <text:p text:style-name="Standard"><text:span text:style-name="T1">Node whose key is the minimum of the keys of all the nodes with keys greater than or equal to the key </text:span>k.</text:p>
          </table:table-cell>
        </table:table-row>
      </table:table>
      <text:p text:style-name="Standard"> </text:p>
      <text:h text:style-name="Heading_20_2" text:outline-level="2"><text:span text:style-name="T8">6.6  Function</text:span> <text:span text:style-name="T19">search_least</text:span></text:h>
      <text:p text:style-name="Standard"> </text:p>
      <text:p text:style-name="P2"><text:span text:style-name="T1">handle</text:span> search_least(void);</text:p>
      <text:p text:style-name="Standard"> </text:p>
      <text:p text:style-name="Standard"><text:span text:style-name="T1">Returns the handle of the node whose key is the minimum of the keys of all the nodes in the tree.</text:span>  Returns the null value if the tree is empty or an error occurs reading from secondary storage.</text:p>
      <text:p text:style-name="Standard"> </text:p>
      <text:h text:style-name="Heading_20_2" text:outline-level="2"><text:span text:style-name="T8">6.7  Function</text:span> <text:span text:style-name="T19">search_greatest</text:span></text:h>
      <text:p text:style-name="Standard"> </text:p>
      <text:p text:style-name="P2"><text:span text:style-name="T1">handle</text:span> search_greatest(void);</text:p>
      <text:p text:style-name="Standard"> </text:p>
      <text:p text:style-name="Standard"><text:span text:style-name="T1">Returns the handle of the node whose key is the maximum of the keys of all the nodes in the tree.</text:span>  Returns the null value if the tree is empty or an error occurs reading from secondary storage.</text:p>
      <text:p text:style-name="Standard"/>
      <text:h text:style-name="Heading_20_2" text:outline-level="2"><text:span text:style-name="T8">6.8  Function</text:span> <text:span text:style-name="T19">remove</text:span></text:h>
      <text:p text:style-name="Standard"> </text:p>
      <text:p text:style-name="P2"><text:span text:style-name="T1">handle</text:span> remove(key k);</text:p>
      <text:p text:style-name="Standard"> </text:p>
      <text:p text:style-name="Standard"><text:span text:style-name="T1">Removes the node with the given k from the tree.</text:span>  Returns the handle of the node removed.  Returns the null value if there is no node in the tree with the given key, or an error occurs reading from secondary storage. <text:s/>Calling this function invalidates all currently-existing instances of the <text:span text:style-name="T16">iter</text:span> class (that are iterating over this tree).</text:p>
      <text:p text:style-name="Standard"> </text:p>
      <text:h text:style-name="Heading_20_2" text:outline-level="2"><text:span text:style-name="T8">6.9  Function</text:span> <text:span text:style-name="T19">purge</text:span></text:h>
      <text:p text:style-name="Standard"> </text:p>
      <text:p text:style-name="P2"><text:span text:style-name="T1">void</text:span> purge(void);</text:p>
      <text:p text:style-name="Standard"> </text:p>
      <text:p text:style-name="Standard">Removes all nodes from the tree, making it empty.</text:p>
      <text:p text:style-name="Standard"> </text:p>
      <text:h text:style-name="Heading_20_2" text:outline-level="2"><text:span text:style-name="T8">6.10  Function</text:span> <text:span text:style-name="T19">is_empty</text:span></text:h>
      <text:p text:style-name="Standard"> </text:p>
      <text:p text:style-name="P2"><text:span text:style-name="T1">bool</text:span> is_empty(void);</text:p>
      <text:p text:style-name="Standard"> </text:p>
      <text:p text:style-name="Standard">Returns true if the tree is empty.</text:p>
      <text:p text:style-name="Standard"> </text:p>
      <text:h text:style-name="Heading_20_2" text:outline-level="2"><text:span text:style-name="T8">6.11  Function</text:span> <text:span text:style-name="T19">read_error</text:span></text:h>
      <text:p text:style-name="Standard"> </text:p>
      <text:p text:style-name="P2"><text:span text:style-name="T1">void</text:span> read_error(void);</text:p>
      <text:p text:style-name="Standard"> </text:p>
      <text:p text:style-name="Standard">Returns true if an error occurred while reading a node of the tree from secondary storage.  When a read error has occurred, the tree is in an undefined state.</text:p>
      <text:p text:style-name="Standard"> </text:p>
      <text:h text:style-name="Heading_20_2" text:outline-level="2"><text:span text:style-name="T8">6.12  </text:span><text:span text:style-name="T19">Constructor</text:span></text:h>
      <text:p text:style-name="Standard"> </text:p>
      <text:p text:style-name="P2"><text:span text:style-name="T1">avl_tree</text:span>(...);</text:p>
      <text:p text:style-name="Standard"> </text:p>
      <text:p text:style-name="Standard">Initializes the tree to the empty state. <text:s/><text:span text:style-name="T28">Any parameters are forwarded to the abstractor constructor.</text:span></text:p>
      <text:p text:style-name="Standard"> </text:p>
      <text:h text:style-name="Heading_20_2" text:outline-level="2"><text:span text:style-name="T8">6.13  Function</text:span> <text:span text:style-name="T19">Template build</text:span></text:h>
      <text:p text:style-name="Standard"> </text:p>
      <text:p text:style-name="P2"><text:span text:style-name="T1">template&lt;</text:span>typename fwd_iter&gt;</text:p>
      <text:p text:style-name="P2"><text:span text:style-name="T1">bool</text:span> build(fwd_iter p, size num_nodes);</text:p>
      <text:p text:style-name="P2"> </text:p>
      <text:p text:style-name="Standard"><text:span text:style-name="T1">Builds a tree from an sequence of nodes that are sorted ascendingly by their key values.  The number of nodes in the sequence is given by </text:span><text:span text:style-name="T16">num_nodes</text:span>.  <text:span text:style-name="T16">p</text:span> is a forward iterator that initially refers to the first node in the sequence.  Here is the reference class for the <text:span text:style-name="T16">fwd_iter</text:span>:</text:p>
      <text:p text:style-name="Standard"> </text:p>
      <text:p text:style-name="Standard"><text:span text:style-name="T1">c</text:span><text:span text:style-name="T22">lass</text:span><text:span text:style-name="T16"> fwd_iter</text:span></text:p>
      <text:p text:style-name="P2">  <text:span text:style-name="T1">{</text:span></text:p>
      <text:p text:style-name="P2">  <text:span text:style-name="T1">public:</text:span></text:p>
      <text:p text:style-name="P2">    <text:span text:style-name="T1">fwd_iter(fwd_iter &amp;);</text:span></text:p>
      <text:p text:style-name="P2">    <text:span text:style-name="T1">handle operator * (void);</text:span></text:p>
      <text:p text:style-name="P2">    <text:span text:style-name="T1">void operator ++ (int);</text:span></text:p>
      <text:p text:style-name="P2">  <text:span text:style-name="T1">};</text:span></text:p>
      <text:p text:style-name="Standard"> </text:p>
      <text:p text:style-name="Standard"><text:span text:style-name="T1">Any nodes in the tree (prior to calling this function) are purged.  The iterator will be incremented one last time when it refers to the last node in the sequence.  </text:span><text:span text:style-name="T16">build() </text:span>returns false if a read error occurs while trying to build the tree.  The time complexity of this function is O(n  x  log n), but it is more efficient than inserting the nodes in the sequence one at a time, and the resulting tree will generally have better balance.</text:p>
      <text:p text:style-name="Standard"> </text:p>
      <text:h text:style-name="Heading_20_2" text:outline-level="2"><text:span text:style-name="T8">6.14  Function</text:span> <text:span text:style-name="T19">subst</text:span></text:h>
      <text:p text:style-name="Standard"> </text:p>
      <text:p text:style-name="P2"><text:span text:style-name="T1">handle</text:span> subst(handle new_node);</text:p>
      <text:p text:style-name="Standard"> </text:p>
      <text:p text:style-name="Standard"><text:span text:style-name="T1">If the node whose handle is passed as </text:span><text:span text:style-name="T16">new_node</text:span> has the same key as a node that is already in the tree, then the node already in the tree is removed from the tree and replaced by the new node.  If there is no node in the tree with the same key as the new node, no substitution is made, and the null value is returned.  If a substitution is made, the handle of the node that was removed from the tree is returned.  The null value is returned if a read error occurs. Calling this function invalidates all currently-existing iter instances (that are iterating over this tree).</text:p>
      <text:p text:style-name="Standard"> </text:p>
      <text:h text:style-name="Heading_20_2" text:outline-level="2"><text:span text:style-name="T8">6</text:span><text:span text:style-name="T9">.15  Copy</text:span><text:span text:style-name="T11"> Constructor and Assignment Operator</text:span></text:h>
      <text:p text:style-name="Standard"> </text:p>
      <text:p text:style-name="P22">None, deleted.</text:p>
      <text:h text:style-name="Heading_20_2" text:outline-level="2"><text:span text:style-name="T8">6.16  Class</text:span> <text:span text:style-name="T19">iter</text:span></text:h>
      <text:p text:style-name="Standard"> </text:p>
      <text:p text:style-name="Standard"><text:span text:style-name="T1">Instances of this member class are bi-directional iterators over the ascendingly sorted (by key) sequence of nodes in a tree.  The subsections of this section describe the public members of </text:span><text:span text:style-name="T16">iter.</text:span></text:p>
      <text:p text:style-name="Standard"> </text:p>
      <text:p text:style-name="Standard"><text:span text:style-name="T1">A useful property of this data structure is the ability to do a final, destroying iteration over the nodes.  Heap memory or any other resources allocated to a node can be freed after the iterator has stepped past the node.  See the </text:span>clear function in example 1 to see how this is done.</text:p>
      <text:p text:style-name="Standard"/>
      <text:h text:style-name="Heading_20_3" text:outline-level="3"><text:span text:style-name="T5">6.16.1  Parameterless</text:span> constructor</text:h>
      <text:p text:style-name="Standard"> </text:p>
      <text:p text:style-name="P2"><text:span text:style-name="T1">iter</text:span>(void);</text:p>
      <text:p text:style-name="Standard"> </text:p>
      <text:p text:style-name="Standard">Initializes the iterator to the null state.</text:p>
      <text:p text:style-name="Standard"> </text:p>
      <text:h text:style-name="Heading_20_2" text:outline-level="2"><text:span text:style-name="T15">6.16.2</text:span><text:span text:style-name="T5">  Function</text:span> <text:span text:style-name="T17">start_iter</text:span></text:h>
      <text:p text:style-name="Standard"> </text:p>
      <text:p text:style-name="P2"><text:span text:style-name="T1">void</text:span> start_iter(avl_tree &amp;tree, key k, search_type st = EQUAL);</text:p>
      <text:p text:style-name="Standard"> </text:p>
      <text:p text:style-name="Standard"><text:span text:style-name="T1">Causes the iterator to refer to a particular node in the tree that is specified as the first parameter.</text:span>  If the particular node cannot be found in the tree, or if a read error occurs, the iterator is put into the null state.  The particular node to refer to is determined by the st parameter.</text:p>
      <text:p text:style-name="Standard"> </text:p>
      <table:table table:name="Table4" table:style-name="Table4">
        <table:table-column table:style-name="Table4.A"/>
        <table:table-column table:style-name="Table4.B"/>
        <table:table-row>
          <table:table-cell table:style-name="Table4.A1" office:value-type="string">
            <text:p text:style-name="Standard"><text:span text:style-name="T1">Value of </text:span><text:span text:style-name="T16">st</text:span></text:p>
          </table:table-cell>
          <table:table-cell table:style-name="Table4.B1" office:value-type="string">
            <text:p text:style-name="Standard">Node to refer to</text:p>
          </table:table-cell>
        </table:table-row>
        <table:table-row>
          <table:table-cell table:style-name="Table4.A2" office:value-type="string">
            <text:p text:style-name="P2">EQUAL</text:p>
          </table:table-cell>
          <table:table-cell table:style-name="Table4.B2" office:value-type="string">
            <text:p text:style-name="Standard"><text:span text:style-name="T1">Node whose key is equal to the key </text:span>k.</text:p>
          </table:table-cell>
        </table:table-row>
        <table:table-row>
          <table:table-cell table:style-name="Table4.A2" office:value-type="string">
            <text:p text:style-name="P2">LESS</text:p>
          </table:table-cell>
          <table:table-cell table:style-name="Table4.B2" office:value-type="string">
            <text:p text:style-name="Standard"><text:span text:style-name="T1">Node whose key is the maximum of the keys of all the nodes with keys less than the key </text:span>k.</text:p>
          </table:table-cell>
        </table:table-row>
        <table:table-row>
          <table:table-cell table:style-name="Table4.A2" office:value-type="string">
            <text:p text:style-name="P2">GREATER</text:p>
          </table:table-cell>
          <table:table-cell table:style-name="Table4.B2" office:value-type="string">
            <text:p text:style-name="Standard"><text:span text:style-name="T1">Node whose key is the minimum of the keys of all the nodes with keys greater than the key </text:span>k.</text:p>
          </table:table-cell>
        </table:table-row>
        <table:table-row>
          <table:table-cell table:style-name="Table4.A2" office:value-type="string">
            <text:p text:style-name="P2">LESS_EQUAL</text:p>
          </table:table-cell>
          <table:table-cell table:style-name="Table4.B2" office:value-type="string">
            <text:p text:style-name="Standard"><text:span text:style-name="T1">Node whose key is the maximum of the keys of all the nodes with keys less than or equal to the key </text:span>k.</text:p>
          </table:table-cell>
        </table:table-row>
        <table:table-row>
          <table:table-cell table:style-name="Table4.A2" office:value-type="string">
            <text:p text:style-name="P2">GREATER_EQUAL</text:p>
          </table:table-cell>
          <table:table-cell table:style-name="Table4.B2" office:value-type="string">
            <text:p text:style-name="Standard"><text:span text:style-name="T1">Node whose key is the minimum of the keys of all the nodes with keys greater than or equal to the key </text:span>k.</text:p>
          </table:table-cell>
        </table:table-row>
      </table:table>
      <text:p text:style-name="Standard"> </text:p>
      <text:h text:style-name="Heading_20_3" text:outline-level="3"><text:span text:style-name="T5">6.16.3  Function</text:span> <text:span text:style-name="T16">start_iter_least</text:span></text:h>
      <text:p text:style-name="Standard"> </text:p>
      <text:p text:style-name="P2"><text:span text:style-name="T1">void</text:span> start_iter_least(avl_tree &amp;tree);</text:p>
      <text:p text:style-name="Standard"> </text:p>
      <text:p text:style-name="Standard">Cause the iterator to refer to the node with the minimum key in the given tree.  Puts the iterator into the null state if the tree is empty or a read error occurs.</text:p>
      <text:p text:style-name="Standard"> </text:p>
      <text:h text:style-name="Heading_20_3" text:outline-level="3"><text:span text:style-name="T5">6.16.4  Function</text:span> <text:span text:style-name="T16">start_iter_greatest</text:span></text:h>
      <text:p text:style-name="Standard"> </text:p>
      <text:p text:style-name="P2"><text:span text:style-name="T1">void</text:span> start_iter_greatest(avl_tree &amp;tree);</text:p>
      <text:p text:style-name="Standard"> </text:p>
      <text:p text:style-name="Standard">Cause the iterator to refer to the node with the maximum key in the given tree.  Puts the iterator into the null state if the tree is empty or a read error occurs.</text:p>
      <text:p text:style-name="Standard"> </text:p>
      <text:h text:style-name="Heading_20_3" text:outline-level="3"><text:span text:style-name="T5">6.16.5  </text:span><text:span text:style-name="T6">o</text:span><text:span text:style-name="T18">perator</text:span><text:span text:style-name="T16"> *</text:span></text:h>
      <text:p text:style-name="Standard"> </text:p>
      <text:p text:style-name="P2"><text:span text:style-name="T1">handle</text:span> operator * (void);</text:p>
      <text:p text:style-name="Standard"> </text:p>
      <text:p text:style-name="Standard"><text:span text:style-name="T1">Returns the handle of the node that the iterator refers to.</text:span>  Returns the null value if the iterator is in the null state.</text:p>
      <text:p text:style-name="Standard"> </text:p>
      <text:h text:style-name="Heading_20_3" text:outline-level="3"><text:span text:style-name="T5">6.16.6  Prefix</text:span> and Postfix <text:span text:style-name="T24">o</text:span><text:span text:style-name="T16">perator ++</text:span></text:h>
      <text:p text:style-name="Standard"> </text:p>
      <text:p text:style-name="P2"><text:span text:style-name="T1">void</text:span> operator ++ (void);</text:p>
      <text:p text:style-name="P2"><text:span text:style-name="T1">void</text:span> operator ++ (int);</text:p>
      <text:p text:style-name="Standard"> </text:p>
      <text:p text:style-name="Standard">Causes the iterator to refer to the node whose key is the next highest after the key of the node the iterator currently refers to.  Puts the iterator into the null state if the key of the node currently referred to is the maximum of the keys of all the nodes in the tree, or if a read error occurs.  Has no effect if the iterator is already in the null state.</text:p>
      <text:p text:style-name="Standard"> </text:p>
      <text:h text:style-name="Heading_20_3" text:outline-level="3"><text:span text:style-name="T5">6.16.7  Prefix</text:span> and Postfix <text:span text:style-name="T24">o</text:span><text:span text:style-name="T16">perator -- </text:span></text:h>
      <text:p text:style-name="Standard"> </text:p>
      <text:p text:style-name="P2"><text:span text:style-name="T1">void</text:span> operator -- (void);</text:p>
      <text:p text:style-name="P2"><text:span text:style-name="T1">void</text:span> operator -- (int);</text:p>
      <text:p text:style-name="Standard"> </text:p>
      <text:p text:style-name="Standard">Causes the iterator to refer to the node whose key is the next lowest after the key of the node the iterator currently refers to. <text:s/>Puts the iterator into the null state if the key of the node currently referred to is the minimum of the keys of all the nodes in the tree, or if a read error occurs.  Has no effect if the iterator is already in the null state.</text:p>
      <text:p text:style-name="Standard"> </text:p>
      <text:h text:style-name="Heading_20_3" text:outline-level="3"><text:span text:style-name="T5">6.16.8  Function</text:span> <text:span text:style-name="T16">read_error</text:span></text:h>
      <text:p text:style-name="P10"> </text:p>
      <text:p text:style-name="P6"><text:span text:style-name="T1">void</text:span> read_error(void);</text:p>
      <text:p text:style-name="P10"> </text:p>
      <text:p text:style-name="Standard">Returns true if a read error occurred.</text:p>
      <text:p text:style-name="Standard"> </text:p>
      <text:h text:style-name="Heading_20_3" text:outline-level="3"><text:span text:style-name="T5">6.16.9  Default</text:span> Copy Constructor and Assignment Operator</text:h>
      <text:p text:style-name="Standard"> </text:p>
      <text:p text:style-name="Standard">These member functions exist and can be safely used.</text:p>
      <text:p text:style-name="Standard"> </text:p>
      <text:p text:style-name="Heading_20_1"><text:span text:style-name="T26">7  Protected</text:span> Members</text:p>
      <text:h text:style-name="Heading_20_2" text:outline-level="2"><text:span text:style-name="T8">7.1  Variable</text:span> <text:span text:style-name="T19">abs</text:span></text:h>
      <text:p text:style-name="Standard"> </text:p>
      <text:p text:style-name="Standard"><text:span text:style-name="T1">s</text:span><text:span text:style-name="T22">truct</text:span><text:span text:style-name="T16"> abs_plus_root : public abstractor</text:span></text:p>
      <text:p text:style-name="P2">  <text:span text:style-name="T1">{</text:span></text:p>
      <text:p text:style-name="P2">    <text:span text:style-name="T1">handle root;</text:span></text:p>
      <text:p text:style-name="P2">  <text:span text:style-name="T1">};</text:span></text:p>
      <text:p text:style-name="P2"> </text:p>
      <text:p text:style-name="P2"><text:span text:style-name="T1">abs_plus_root</text:span> abs;</text:p>
      <text:p text:style-name="Standard"> </text:p>
      <text:p text:style-name="Standard"><text:span text:style-name="T22">abs</text:span> is an instance of the abstractor template class parameter, and also contains the handle of the root node of the AVL tree (or the null value if the tree is empty).</text:p>
      <text:p text:style-name="Standard"> </text:p>
      <text:p text:style-name="Standard"><text:span text:style-name="T1">The sole purpose of combining the </text:span>abstractor instance and the root handle into a single structure is to take advantage of the so-called “empty member” optimization.  If a class has no data members or base classes, the ISO C++ Standard allows instances of the class to have zero size if and only if they are sub-instances of an instance of a (derived) class.  Since there are many situation where the abstractor class would not need to have data members, it’s desirable for the template to take advantage of this (potential) optimization.</text:p>
      <text:p text:style-name="Standard"> </text:p>
      <text:p text:style-name="Standard">It’s interesting (well, to me, anyway) to note that in the C AVL tree implementation, it’s much more straight-forward to avoid “padding” tree instances when the instantiation requires no per-tree-instance data (other than the root handle).  (More straight-forward in the sense that you don’t need to use some weird special clause in the language definition.  But I think this is the only case where the C implementation seems to have an advantage over the C++ implementation.</text:p>
      <text:p text:style-name="Standard"> </text:p>
      <text:h text:style-name="Heading_20_2" text:outline-level="2"><text:span text:style-name="T8">7.2  Other</text:span> <text:span text:style-name="T10">Protected Members</text:span></text:h>
      <text:p text:style-name="Standard"> </text:p>
      <text:p text:style-name="Standard">The other protected members are most easily understood by reading the source code.</text:p>
      <text:p text:style-name="Standard"/>
      <text:p text:style-name="P11"><text:span text:style-name="T4">8  Version</text:span> History</text:p>
      <text:p text:style-name="Standard">Version 1.0</text:p>
      <text:list xml:id="list3170633649286181583" text:style-name="L1">
        <text:list-item>
          <text:p text:style-name="P14">Initial version.</text:p>
        </text:list-item>
      </text:list>
      <text:p text:style-name="Standard">Version 1.1</text:p>
      <text:list xml:id="list31389093550970536" text:style-name="L2">
        <text:list-item>
          <text:p text:style-name="P15"><text:span text:style-name="T1">Fixed bugs in the handling of read errors.</text:span> </text:p>
        </text:list-item>
        <text:list-item>
          <text:p text:style-name="P15"><text:span text:style-name="T1">Minor changes to documentation.</text:span> </text:p>
        </text:list-item>
      </text:list>
      <text:p text:style-name="Standard">Version 1.2</text:p>
      <text:list xml:id="list6826241453586636970" text:style-name="L3">
        <text:list-item>
          <text:p text:style-name="P16"><text:span text:style-name="T1">Changes to document final, destructing iteration.</text:span> </text:p>
        </text:list-item>
      </text:list>
      <text:p text:style-name="Standard">Version 1.3</text:p>
      <text:list xml:id="list3542151140295231977" text:style-name="L4">
        <text:list-item>
          <text:p text:style-name="P17"><text:span text:style-name="T1">Improvements to code in example 1 showing final destructing iteration.</text:span> </text:p>
        </text:list-item>
        <text:list-item>
          <text:p text:style-name="P17"><text:span text:style-name="T1">Minor corrections and improvements to external documentation.</text:span> </text:p>
        </text:list-item>
      </text:list>
      <text:p text:style-name="Standard">Version 1.4</text:p>
      <text:list xml:id="list6637101953258327905" text:style-name="L5">
        <text:list-item>
          <text:p text:style-name="P18"><text:span text:style-name="T1">Added missing usage of </text:span><text:span text:style-name="T2">typename</text:span> <text:span text:style-name="T1">reserve word at various places.</text:span> </text:p>
        </text:list-item>
        <text:list-item>
          <text:p text:style-name="P18"><text:span text:style-name="T1">Added usage of the “empty member” optimization.</text:span> </text:p>
        </text:list-item>
        <text:list-item>
          <text:p text:style-name="P18"><text:span text:style-name="T1">Cosmetic changes.</text:span> </text:p>
        </text:list-item>
      </text:list>
      <text:p text:style-name="Standard">Version 1.5</text:p>
      <text:list xml:id="list9161679551908576821" text:style-name="L6">
        <text:list-item>
          <text:p text:style-name="P19">Added <text:span text:style-name="T16">subst</text:span> member function.</text:p>
        </text:list-item>
      </text:list>
      <text:p text:style-name="Standard">Version 1.6</text:p>
      <text:list xml:id="list360521689715935812" text:style-name="L7">
        <text:list-item>
          <text:p text:style-name="P20">Fixed various warnings.</text:p>
        </text:list-item>
        <text:list-item>
          <text:p text:style-name="P21">Changed documentation to ODT format, fixes some URIs.</text:p>
        </text:list-item>
        <text:list-item>
          <text:p text:style-name="P21">Added condition-free MIT license.</text:p>
        </text:list-item>
      </text:list>
      <text:p text:style-name="P22">Version 1.7</text:p>
      <text:list xml:id="list4269866401526400990" text:style-name="L8">
        <text:list-item>
          <text:p text:style-name="P23">Using C++11 variadic template constructors and parameter pack forwarding, allow abstractor constructors to have arbitrary parameter lis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Han Sans CN Regular1" svg:font-family="'Source Han Sans CN Regular'"/>
    <style:font-face style:name="FreeMono" svg:font-family="Free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text-properties fo:color="#0000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fo:color="#000000"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color="#000000" style:font-name="Liberation Serif" fo:font-family="'Liberation Serif'" style:font-family-generic="roman" style:font-pitch="variable" fo:font-size="18pt" fo:font-weight="bold" style:font-name-asian="Source Han Sans CN Regular1" style:font-family-asian="'Source Han Sans CN Regular'" style:font-size-asian="18pt" style:font-weight-asian="bold" style:font-name-complex="Lohit Devanagari1" style:font-family-complex="'Lohit Devanagari'"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000000" style:font-name="Liberation Serif" fo:font-family="'Liberation Serif'" style:font-family-generic="roman" style:font-pitch="variable" fo:font-size="13pt" fo:font-weight="bold" style:font-name-asian="Source Han Sans CN Regular1" style:font-family-asian="'Source Han Sans CN Regular'" style:font-size-asian="14pt" style:font-weight-asian="bold" style:font-name-complex="Lohit Devanagari1" style:font-family-complex="'Lohit Devanagari'"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 AVL Tree Template</dc:title>
    <meta:generator>LibreOffice/5.0.6.2$Linux_X86_64 LibreOffice_project/00$Build-2</meta:generator>
    <dc:date>2016-08-16T13:07:48.423028812</dc:date>
    <meta:editing-duration>PT1H28S</meta:editing-duration>
    <meta:editing-cycles>12</meta:editing-cycles>
    <meta:document-statistic meta:table-count="4" meta:image-count="0" meta:object-count="0" meta:page-count="1" meta:paragraph-count="465" meta:word-count="3845" meta:character-count="21879" meta:non-whitespace-character-count="18002"/>
    <meta:user-defined meta:name="Originator">Microsoft Word 10</meta:user-defined>
    <meta:user-defined meta:name="ProgId">Word.Document</meta:user-defined>
  </office:meta>
</office:document-meta>
</file>